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r6" style:family="presentation" style:parent-style-name="Domyślnie-subtitle" style:list-style-name="L1">
      <style:graphic-properties draw:fill-color="#ffffff" draw:auto-grow-height="true" fo:min-height="9.134cm"/>
    </style:style>
    <style:style style:name="pr7" style:family="presentation" style:parent-style-name="Domyślnie-subtitle" style:list-style-name="L1">
      <style:graphic-properties draw:fill-color="#ffffff" draw:auto-grow-height="true" fo:min-height="9.134cm"/>
    </style:style>
    <style:style style:name="pr8" style:family="presentation" style:parent-style-name="Domyślnie-subtitle" style:list-style-name="L1">
      <style:graphic-properties draw:fill-color="#ffffff" draw:auto-grow-height="true" fo:min-height="9.134cm"/>
    </style:style>
    <style:style style:name="pr9" style:family="presentation" style:parent-style-name="Domyślnie-subtitle" style:list-style-name="L1">
      <style:graphic-properties draw:fill-color="#ffffff" draw:auto-grow-height="true" fo:min-height="9.134cm"/>
    </style:style>
    <style:style style:name="pr10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line-height="115%" fo:text-align="center" fo:text-indent="0cm"/>
      <style:text-properties fo:font-size="32p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 fo:font-size="32pt"/>
    </style:style>
    <style:style style:name="T3" style:family="text">
      <style:text-properties fo:color="#808080"/>
    </style:style>
    <style:style style:name="T4" style:family="text">
      <style:text-properties fo:font-variant="normal" fo:text-transform="none" fo:color="#77bc6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<text:span text:style-name="T1">Pieśń 435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Wędruję z Jezusem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35</text:span></text:p>
          </draw:text-box>
        </draw:frame>
        <draw:frame presentation:style-name="pr4" draw:text-style-name="P6" draw:layer="layout" svg:width="25.199cm" svg:height="9.134cm" svg:x="1.4cm" svg:y="3.684cm" presentation:class="subtitle">
          <draw:text-box>
            <text:p text:style-name="P5"><text:span text:style-name="T4">1.</text:span><text:span text:style-name="T5"> Ja wędruję każdy dzień z Jezusem</text:span></text:p>
            <text:p text:style-name="P5"><text:span text:style-name="T5">I czuję, jak mi moc Swą śle;</text:span></text:p>
            <text:p text:style-name="P5"><text:span text:style-name="T5">Głębię Słowa Jego słyszę duchem,</text:span></text:p>
            <text:p text:style-name="P5"><text:span text:style-name="T5">Co strzeże tu i krzepi mni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35</text:span></text:p>
          </draw:text-box>
        </draw:frame>
        <draw:frame presentation:style-name="pr5" draw:text-style-name="P6" draw:layer="layout" svg:width="25.199cm" svg:height="9.134cm" svg:x="1.4cm" svg:y="3.684cm" presentation:class="subtitle" presentation:user-transformed="true">
          <draw:text-box>
            <text:p text:style-name="P5"><text:span text:style-name="T4">Refren: </text:span><text:span text:style-name="T5">Tak, ja wędruję każdy dzień z Jezusem,</text:span></text:p>
            <text:p text:style-name="P5"><text:span text:style-name="T5">Mym Zbawcą, Jezusem!</text:span></text:p>
            <text:p text:style-name="P5"><text:span text:style-name="T5">Tak, ja wędruję tu co dzień z Jezusem</text:span></text:p>
            <text:p text:style-name="P5"><text:span text:style-name="T5">I chcę iść z Nim poprzez życie sw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35</text:span></text:p>
          </draw:text-box>
        </draw:frame>
        <draw:frame presentation:style-name="pr6" draw:text-style-name="P6" draw:layer="layout" svg:width="25.199cm" svg:height="9.134cm" svg:x="1.4cm" svg:y="3.684cm" presentation:class="subtitle">
          <draw:text-box>
            <text:p text:style-name="P5"><text:span text:style-name="T4">2.</text:span><text:span text:style-name="T5"> Pielgrzymuję każdy dzień z Jezusem,</text:span></text:p>
            <text:p text:style-name="P5"><text:span text:style-name="T5">Choć nie da widzieć twarzy Swej,</text:span></text:p>
            <text:p text:style-name="P5"><text:span text:style-name="T5">Lecz On przyrzekł wieść mnie Swoim Duchem:</text:span></text:p>
            <text:p text:style-name="P5"><text:span text:style-name="T5">Mam dość na obietnicy tej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35</text:span></text:p>
          </draw:text-box>
        </draw:frame>
        <draw:frame presentation:style-name="pr7" draw:text-style-name="P8" draw:layer="layout" svg:width="25.199cm" svg:height="9.134cm" svg:x="1.4cm" svg:y="3.684cm" presentation:class="subtitle" presentation:user-transformed="true">
          <draw:text-box>
            <text:p text:style-name="P7"><text:span text:style-name="T4">Refren: </text:span><text:span text:style-name="T5">Tak, ja wędruję każdy dzień z Jezusem,</text:span></text:p>
            <text:p text:style-name="P7"><text:span text:style-name="T5">Mym Zbawcą, Jezusem!</text:span></text:p>
            <text:p text:style-name="P7"><text:span text:style-name="T5">Tak, ja wędruję tu co dzień z Jezusem</text:span></text:p>
            <text:p text:style-name="P7"><text:span text:style-name="T5">I chcę iść z Nim poprzez życie swe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35</text:span></text:p>
          </draw:text-box>
        </draw:frame>
        <draw:frame presentation:style-name="pr8" draw:text-style-name="P6" draw:layer="layout" svg:width="25.199cm" svg:height="9.134cm" svg:x="1.4cm" svg:y="3.684cm" presentation:class="subtitle">
          <draw:text-box>
            <text:p text:style-name="P5"><text:span text:style-name="T4">3.</text:span><text:span text:style-name="T5"> Pielgrzymuję każdy dzień z Jezusem,</text:span></text:p>
            <text:p text:style-name="P5"><text:span text:style-name="T5">Mój ciężar niesie ze mną On.</text:span></text:p>
            <text:p text:style-name="P5"><text:span text:style-name="T5">Jego rady wciąż przyjmuję słuchem,</text:span></text:p>
            <text:p text:style-name="P5"><text:span text:style-name="T5">On tarcza ma i moja broń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35</text:span></text:p>
          </draw:text-box>
        </draw:frame>
        <draw:frame presentation:style-name="pr9" draw:text-style-name="P8" draw:layer="layout" svg:width="25.199cm" svg:height="9.134cm" svg:x="1.4cm" svg:y="3.684cm" presentation:class="subtitle" presentation:user-transformed="true">
          <draw:text-box>
            <text:p text:style-name="P7"><text:span text:style-name="T4">Refren: </text:span><text:span text:style-name="T5">Tak, ja wędruję każdy dzień z Jezusem,</text:span></text:p>
            <text:p text:style-name="P7"><text:span text:style-name="T5">Mym Zbawcą, Jezusem!</text:span></text:p>
            <text:p text:style-name="P7"><text:span text:style-name="T5">Tak, ja wędruję tu co dzień z Jezusem</text:span></text:p>
            <text:p text:style-name="P7"><text:span text:style-name="T5">I chcę iść z Nim poprzez życie swe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10" draw:text-style-name="P8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19-12-27T17:45:12.380178294</dc:date>
    <meta:editing-duration>PT17M29S</meta:editing-duration>
    <meta:editing-cycles>4</meta:editing-cycles>
    <meta:generator>LibreOffice/6.1.5.2$Linux_ARM_EABI LibreOffice_project/10$Build-2</meta:generator>
    <meta:document-statistic meta:object-count="53"/>
  </office:meta>
</office:document-meta>
</file>